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52.14mm" fo:margin-left="8.87mm" table:align="left" style:shadow="none" style:writing-mode="lr-tb"/>
    </style:style>
    <style:style style:name="Table4.A" style:family="table-column">
      <style:table-column-properties style:column-width="24.08mm"/>
    </style:style>
    <style:style style:name="Table4.B" style:family="table-column">
      <style:table-column-properties style:column-width="50.01mm"/>
    </style:style>
    <style:style style:name="Table4.C" style:family="table-column">
      <style:table-column-properties style:column-width="9mm"/>
    </style:style>
    <style:style style:name="Table4.D" style:family="table-column">
      <style:table-column-properties style:column-width="69.06mm"/>
    </style:style>
    <style:style style:name="Table4.1" style:family="table-row">
      <style:table-row-properties style:min-row-height="11.01mm" fo:keep-together="auto"/>
    </style:style>
    <style:style style:name="Table4.A1" style:family="table-cell">
      <style:table-cell-properties style:vertical-align="bottom" fo:padding="0.97mm" fo:border="none" style:writing-mode="lr-tb"/>
    </style:style>
    <style:style style:name="Table4.B1" style:family="table-cell">
      <style:table-cell-properties style:vertical-align="bottom" fo:padding="0.49mm" fo:border-left="none" fo:border-right="none" fo:border-top="none" fo:border-bottom="0.75pt solid #000000" style:writing-mode="lr-tb"/>
    </style:style>
    <style:style style:name="Table4.2" style:family="table-row">
      <style:table-row-properties style:row-height="11.99mm" fo:keep-together="auto"/>
    </style:style>
    <style:style style:name="Table1" style:family="table">
      <style:table-properties style:width="170.39mm" fo:margin-left="0mm" table:align="left" style:writing-mode="lr-tb"/>
    </style:style>
    <style:style style:name="Table1.A" style:family="table-column">
      <style:table-column-properties style:column-width="58.07mm"/>
    </style:style>
    <style:style style:name="Table1.B" style:family="table-column">
      <style:table-column-properties style:column-width="112.32mm"/>
    </style:style>
    <style:style style:name="Table1.1" style:family="table-row">
      <style:table-row-properties style:row-height="7mm" fo:keep-together="always"/>
    </style:style>
    <style:style style:name="Table1.A1" style:family="table-cell">
      <style:table-cell-properties style:vertical-align="middle" fo:padding="0.97mm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97mm" fo:border="0.75pt solid #000000" style:writing-mode="lr-tb"/>
    </style:style>
    <style:style style:name="Table1.A11" style:family="table-cell">
      <style:table-cell-properties style:vertical-align="middle" fo:padding="0.97mm" fo:border-left="0.75pt solid #000000" fo:border-right="none" fo:border-top="none" fo:border-bottom="0.75pt solid #000000" style:writing-mode="lr-tb"/>
    </style:style>
    <style:style style:name="Table1.B11" style:family="table-cell">
      <style:table-cell-properties style:vertical-align="middle" fo:padding="0.97mm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170.39mm" fo:margin-left="0mm" table:align="left" style:writing-mode="lr-tb"/>
    </style:style>
    <style:style style:name="Table2.A" style:family="table-column">
      <style:table-column-properties style:column-width="58.07mm"/>
    </style:style>
    <style:style style:name="Table2.B" style:family="table-column">
      <style:table-column-properties style:column-width="112.32mm"/>
    </style:style>
    <style:style style:name="Table2.1" style:family="table-row">
      <style:table-row-properties style:row-height="7mm" fo:keep-together="always"/>
    </style:style>
    <style:style style:name="Table2.A1" style:family="table-cell">
      <style:table-cell-properties style:vertical-align="middle" fo:padding="0.97mm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middle" fo:padding="0.97mm" fo:border="0.75pt solid #000000" style:writing-mode="lr-tb"/>
    </style:style>
    <style:style style:name="Table2.A3" style:family="table-cell">
      <style:table-cell-properties style:vertical-align="middle" fo:padding="0.97mm" fo:border-left="0.75pt solid #000000" fo:border-right="none" fo:border-top="none" fo:border-bottom="0.75pt solid #000000" style:writing-mode="lr-tb"/>
    </style:style>
    <style:style style:name="Table2.B3" style:family="table-cell">
      <style:table-cell-properties style:vertical-align="middle" fo:padding="0.97mm" fo:border-left="0.75pt solid #000000" fo:border-right="0.75pt solid #000000" fo:border-top="none" fo:border-bottom="0.75pt solid #000000" style:writing-mode="lr-tb"/>
    </style:style>
    <style:style style:name="Table7" style:family="table">
      <style:table-properties style:width="170.13mm" fo:margin-left="0mm" table:align="left" style:shadow="none" style:writing-mode="lr-tb"/>
    </style:style>
    <style:style style:name="Table7.A" style:family="table-column">
      <style:table-column-properties style:column-width="106.89mm"/>
    </style:style>
    <style:style style:name="Table7.B" style:family="table-column">
      <style:table-column-properties style:column-width="15.13mm"/>
    </style:style>
    <style:style style:name="Table7.C" style:family="table-column">
      <style:table-column-properties style:column-width="48.1mm"/>
    </style:style>
    <style:style style:name="Table7.1" style:family="table-row">
      <style:table-row-properties style:min-row-height="3.18mm"/>
    </style:style>
    <style:style style:name="Table7.A1" style:family="table-cell">
      <style:table-cell-properties fo:padding="0.97mm" fo:border="none"/>
    </style:style>
    <style:style style:name="Table7.C1" style:family="table-cell">
      <style:table-cell-properties fo:padding="0.49mm" fo:border-left="none" fo:border-right="none" fo:border-top="0.75pt solid #000000" fo:border-bottom="none"/>
    </style:style>
    <style:style style:name="P1" style:family="paragraph" style:parent-style-name="Text_20_body">
      <loext:graphic-properties draw:fill-image-width="0mm" draw:fill-image-height="0mm"/>
      <style:text-properties officeooo:paragraph-rsid="00013ee0"/>
    </style:style>
    <style:style style:name="P2" style:family="paragraph" style:parent-style-name="Text_20_body">
      <style:text-properties fo:font-weight="normal" officeooo:paragraph-rsid="00013ee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13ee0" style:font-weight-asian="bold" style:font-weight-complex="bold"/>
    </style:style>
    <style:style style:name="P4" style:family="paragraph" style:parent-style-name="Standard">
      <style:text-properties officeooo:paragraph-rsid="00013ee0"/>
    </style:style>
    <style:style style:name="P5" style:family="paragraph" style:parent-style-name="Standard">
      <style:paragraph-properties fo:text-align="end" style:justify-single-word="false"/>
      <style:text-properties officeooo:paragraph-rsid="00013ee0"/>
    </style:style>
    <style:style style:name="P6" style:family="paragraph" style:parent-style-name="Standard">
      <style:text-properties fo:color="#808080" fo:font-size="9pt" officeooo:paragraph-rsid="00126429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officeooo:rsid="0008ea79" officeooo:paragraph-rsid="0008ea79"/>
    </style:style>
    <style:style style:name="P9" style:family="paragraph" style:parent-style-name="Standard">
      <style:text-properties officeooo:paragraph-rsid="0008f0ed"/>
    </style:style>
    <style:style style:name="P10" style:family="paragraph" style:parent-style-name="Table_20_Contents">
      <style:paragraph-properties fo:text-align="center" style:justify-single-word="false"/>
      <style:text-properties officeooo:paragraph-rsid="00013ee0"/>
    </style:style>
    <style:style style:name="P11" style:family="paragraph" style:parent-style-name="Header">
      <style:text-properties officeooo:paragraph-rsid="00013ee0"/>
    </style:style>
    <style:style style:name="P12" style:family="paragraph" style:parent-style-name="Table_20_Title">
      <style:paragraph-properties fo:text-align="center" style:justify-single-word="false"/>
      <style:text-properties officeooo:paragraph-rsid="0008f0ed"/>
    </style:style>
    <style:style style:name="P13" style:family="paragraph" style:parent-style-name="Table_20_Title">
      <style:paragraph-properties fo:text-align="start" style:justify-single-word="false"/>
      <style:text-properties officeooo:paragraph-rsid="0012cf1b"/>
    </style:style>
    <style:style style:name="P14" style:family="paragraph" style:parent-style-name="Text_20_body">
      <style:paragraph-properties fo:break-before="auto" fo:break-after="auto"/>
      <style:text-properties fo:font-weight="bold" officeooo:rsid="00306c65" officeooo:paragraph-rsid="00013ee0" style:font-weight-asian="bold" style:font-weight-complex="bold"/>
    </style:style>
    <style:style style:name="P15" style:family="paragraph" style:parent-style-name="Grade">
      <style:text-properties officeooo:paragraph-rsid="000dd105"/>
    </style:style>
    <style:style style:name="P16" style:family="paragraph" style:parent-style-name="Subject">
      <style:text-properties officeooo:paragraph-rsid="000dd105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21500"/>
    </style:style>
    <style:style style:name="T2" style:family="text">
      <style:text-properties officeooo:rsid="00111c33"/>
    </style:style>
    <style:style style:name="T3" style:family="text">
      <style:text-properties fo:font-weight="bold" officeooo:rsid="00306c65" style:font-weight-asian="bold" style:font-weight-complex="bold"/>
    </style:style>
    <style:style style:name="T4" style:family="text">
      <style:text-properties fo:font-weight="bold" officeooo:rsid="0008f0ed" style:font-weight-asian="bold" style:font-weight-complex="bold"/>
    </style:style>
    <style:style style:name="T5" style:family="text">
      <style:text-properties officeooo:rsid="00111055"/>
    </style:style>
    <style:style style:name="T6" style:family="text">
      <style:text-properties fo:font-weight="normal" officeooo:rsid="00111055" style:font-weight-asian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padding="0.49mm" fo:border="0.06pt solid #cccccc" style:shadow="none" draw:shadow-opacity="100%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left" draw:textarea-vertical-align="top" draw:auto-grow-height="false" fo:padding-top="2.29mm" fo:padding-bottom="2.29mm" fo:padding-left="4.41mm" fo:padding-right="4.41mm" fo:wrap-option="wrap" draw:shadow-color="#808080" fo:margin-left="3.19mm" fo:margin-right="3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?P_1?" text:name="P_1"/>
        <text:user-field-decl office:value-type="string" office:string-value="?P_2?" text:name="P_2"/>
        <text:user-field-decl office:value-type="string" office:string-value="?P_3?" text:name="P_3"/>
        <text:user-field-decl office:value-type="string" office:string-value="?P_4?" text:name="P_4"/>
        <text:user-field-decl office:value-type="string" office:string-value="?P_5?" text:name="P_5"/>
        <text:user-field-decl office:value-type="string" office:string-value="?P_6?" text:name="P_6"/>
        <text:user-field-decl office:value-type="string" office:string-value="?PN_1?" text:name="PN_1"/>
        <text:user-field-decl office:value-type="string" office:string-value="?PN_2?" text:name="PN_2"/>
        <text:user-field-decl office:value-type="string" office:string-value="?PN_3?" text:name="PN_3"/>
        <text:user-field-decl office:value-type="string" office:string-value="?PN_4?" text:name="PN_4"/>
        <text:user-field-decl office:value-type="string" office:string-value="?PN_5?" text:name="PN_5"/>
        <text:user-field-decl office:value-type="string" office:string-value="?PN_6?" text:name="PN_6"/>
        <text:user-field-decl office:value-type="string" office:string-value="?X_1?" text:name="X_1"/>
        <text:user-field-decl office:value-type="string" office:string-value="?XN_1?" text:name="XN_1"/>
        <text:user-field-decl office:value-type="string" office:string-value="?X_2?" text:name="X_2"/>
        <text:user-field-decl office:value-type="string" office:string-value="?XN_2?" text:name="XN_2"/>
        <text:user-field-decl office:value-type="string" office:string-value="?X_3?" text:name="X_3"/>
        <text:user-field-decl office:value-type="string" office:string-value="?XN_3?" text:name="XN_3"/>
        <text:user-field-decl office:value-type="string" office:string-value="?X_4?" text:name="X_4"/>
        <text:user-field-decl office:value-type="string" office:string-value="?XN_4?" text:name="XN_4"/>
        <text:user-field-decl office:value-type="string" office:string-value="?X_5?" text:name="X_5"/>
        <text:user-field-decl office:value-type="string" office:string-value="?XN_5?" text:name="XN_5"/>
        <text:user-field-decl office:value-type="string" office:string-value="?X_6?" text:name="X_6"/>
        <text:user-field-decl office:value-type="string" office:string-value="?XN_6?" text:name="XN_6"/>
        <text:user-field-decl office:value-type="string" office:string-value="?X_7?" text:name="X_7"/>
        <text:user-field-decl office:value-type="string" office:string-value="?XN_7?" text:name="XN_7"/>
        <text:user-field-decl office:value-type="string" office:string-value="?X_8?" text:name="X_8"/>
        <text:user-field-decl office:value-type="string" office:string-value="?XN_8?" text:name="XN_8"/>
        <text:user-field-decl office:value-type="string" office:string-value="?X_9?" text:name="X_9"/>
        <text:user-field-decl office:value-type="string" office:string-value="?XN_9?" text:name="XN_9"/>
        <text:user-field-decl office:value-type="string" office:string-value="?X_10?" text:name="X_10"/>
        <text:user-field-decl office:value-type="string" office:string-value="?XN_10?" text:name="XN_10"/>
        <text:user-field-decl office:value-type="string" office:string-value="?X_11?" text:name="X_11"/>
        <text:user-field-decl office:value-type="string" office:string-value="?XN_11?" text:name="XN_11"/>
        <text:user-field-decl office:value-type="string" office:string-value="?X_12?" text:name="X_12"/>
        <text:user-field-decl office:value-type="string" office:string-value="?XN_12?" text:name="XN_12"/>
        <text:user-field-decl office:value-type="string" office:string-value="?X_13?" text:name="X_13"/>
        <text:user-field-decl office:value-type="string" office:string-value="?XN_13?" text:name="XN_13"/>
        <text:user-field-decl office:value-type="string" office:string-value="?X_14?" text:name="X_14"/>
        <text:user-field-decl office:value-type="string" office:string-value="?XN_14?" text:name="XN_14"/>
        <text:user-field-decl office:value-type="string" office:string-value="?VORNAMEN?" text:name="VORNAMEN"/>
        <text:user-field-decl office:value-type="string" office:string-value="?NACHNAME?" text:name="NACHNAME"/>
        <text:user-field-decl office:value-type="string" office:string-value="?GEBURTSORT?" text:name="GEBURTSORT"/>
        <text:user-field-decl office:value-type="string" office:string-value="?GEBURT_D?" text:name="GEBURT_D"/>
        <text:user-field-decl office:value-type="string" office:string-value="?ZEUGNIS_D?" text:name="ZEUGNIS_D"/>
      </text:user-field-decls>
      <text:p text:style-name="P11">FREIE WALDORFSCHULE HANNOVER – BOTHFELD</text:p>
      <text:p text:style-name="P1"><draw:line text:anchor-type="char" draw:z-index="0" draw:style-name="gr1" draw:text-style-name="P17" svg:x1="0.99mm" svg:y1="2.52mm" svg:x2="168.21mm" svg:y2="2.52mm"><text:p/></draw:line></text:p>
      <text:p text:style-name="P1"/>
      <text:h text:style-name="Heading_20_1" text:outline-level="1">Beiblatt zum Zeugn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8">von</text:p>
          </table:table-cell>
          <table:table-cell table:style-name="Table4.B1" table:number-columns-spanned="3" office:value-type="string">
            <text:p text:style-name="P3"><text:user-field-get text:name="VORNAMEN">?VORNAMEN?</text:user-field-get><text:s/><text:user-field-get text:name="NACHNAME">?NACHNAME?</text:user-field-get></text:p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5">geboren am</text:p>
          </table:table-cell>
          <table:table-cell table:style-name="Table4.B1" office:value-type="string">
            <text:p text:style-name="P4"><text:user-field-get text:name="GEBURT_D">?GEBURT_D?</text:user-field-get></text:p>
          </table:table-cell>
          <table:table-cell table:style-name="Table4.A1" office:value-type="string">
            <text:p text:style-name="P4">in</text:p>
          </table:table-cell>
          <table:table-cell table:style-name="Table4.B1" office:value-type="string">
            <text:p text:style-name="P4"><text:user-field-get text:name="GEBURTSORT">?GEBURTSORT?</text:user-field-get></text:p>
          </table:table-cell>
        </table:table-row>
      </table:table>
      <text:p text:style-name="P1"/>
      <text:h text:style-name="Heading_20_2" text:outline-level="2">Bescheinigung über künstlerisch-praktische Kurse und Praktika</text:h>
      <text:p text:style-name="P1"/>
      <text:p text:style-name="P14">Künstlerisch-Praktische Kurse *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user-field-get text:name="X_1">?X_1?</text:user-field-get></text:p>
          </table:table-cell>
          <table:table-cell table:style-name="Table1.B1" office:value-type="string">
            <text:p text:style-name="P15"><text:user-field-get text:name="XN_1">?XN_1?</text:user-field-get></text:p>
          </table:table-cell>
        </table:table-row>
        <table:table-row table:style-name="Table1.1">
          <table:table-cell table:style-name="Table1.A1" office:value-type="string">
            <text:p text:style-name="P16"><text:user-field-get text:name="X_2">?X_2?</text:user-field-get></text:p>
          </table:table-cell>
          <table:table-cell table:style-name="Table1.B1" office:value-type="string">
            <text:p text:style-name="P15"><text:user-field-get text:name="XN_2">?XN_2?</text:user-field-get></text:p>
          </table:table-cell>
        </table:table-row>
        <table:table-row table:style-name="Table1.1">
          <table:table-cell table:style-name="Table1.A1" office:value-type="string">
            <text:p text:style-name="P16"><text:user-field-get text:name="X_3">?X_3?</text:user-field-get></text:p>
          </table:table-cell>
          <table:table-cell table:style-name="Table1.B1" office:value-type="string">
            <text:p text:style-name="P15"><text:user-field-get text:name="XN_3">?XN_3?</text:user-field-get></text:p>
          </table:table-cell>
        </table:table-row>
        <table:table-row table:style-name="Table1.1">
          <table:table-cell table:style-name="Table1.A1" office:value-type="string">
            <text:p text:style-name="P16"><text:user-field-get text:name="X_4">?X_4?</text:user-field-get></text:p>
          </table:table-cell>
          <table:table-cell table:style-name="Table1.B1" office:value-type="string">
            <text:p text:style-name="P15"><text:user-field-get text:name="XN_4">?XN_4?</text:user-field-get></text:p>
          </table:table-cell>
        </table:table-row>
        <table:table-row table:style-name="Table1.1">
          <table:table-cell table:style-name="Table1.A1" office:value-type="string">
            <text:p text:style-name="P16"><text:user-field-get text:name="X_5">?X_5?</text:user-field-get></text:p>
          </table:table-cell>
          <table:table-cell table:style-name="Table1.B1" office:value-type="string">
            <text:p text:style-name="P15"><text:user-field-get text:name="XN_5">?XN_5?</text:user-field-get></text:p>
          </table:table-cell>
        </table:table-row>
        <table:table-row table:style-name="Table1.1">
          <table:table-cell table:style-name="Table1.A1" office:value-type="string">
            <text:p text:style-name="P16"><text:user-field-get text:name="X_6">?X_6?</text:user-field-get></text:p>
          </table:table-cell>
          <table:table-cell table:style-name="Table1.B1" office:value-type="string">
            <text:p text:style-name="P15"><text:user-field-get text:name="XN_6">?XN_6?</text:user-field-get></text:p>
          </table:table-cell>
        </table:table-row>
        <table:table-row table:style-name="Table1.1">
          <table:table-cell table:style-name="Table1.A1" office:value-type="string">
            <text:p text:style-name="P16"><text:user-field-get text:name="X_7">?X_7?</text:user-field-get></text:p>
          </table:table-cell>
          <table:table-cell table:style-name="Table1.B1" office:value-type="string">
            <text:p text:style-name="P15"><text:user-field-get text:name="XN_7">?XN_7?</text:user-field-get></text:p>
          </table:table-cell>
        </table:table-row>
        <table:table-row table:style-name="Table1.1">
          <table:table-cell table:style-name="Table1.A1" office:value-type="string">
            <text:p text:style-name="P16"><text:user-field-get text:name="X_8">?X_8?</text:user-field-get></text:p>
          </table:table-cell>
          <table:table-cell table:style-name="Table1.B1" office:value-type="string">
            <text:p text:style-name="P15"><text:user-field-get text:name="XN_8">?XN_8?</text:user-field-get></text:p>
          </table:table-cell>
        </table:table-row>
        <table:table-row table:style-name="Table1.1">
          <table:table-cell table:style-name="Table1.A1" office:value-type="string">
            <text:p text:style-name="P16"><text:user-field-get text:name="X_9">?X_9?</text:user-field-get></text:p>
          </table:table-cell>
          <table:table-cell table:style-name="Table1.B1" office:value-type="string">
            <text:p text:style-name="P15"><text:user-field-get text:name="XN_9">?XN_9?</text:user-field-get></text:p>
          </table:table-cell>
        </table:table-row>
        <table:table-row table:style-name="Table1.1">
          <table:table-cell table:style-name="Table1.A1" office:value-type="string">
            <text:p text:style-name="P16"><text:user-field-get text:name="X_10">?X_10?</text:user-field-get></text:p>
          </table:table-cell>
          <table:table-cell table:style-name="Table1.B1" office:value-type="string">
            <text:p text:style-name="P15"><text:user-field-get text:name="XN_10">?XN_10?</text:user-field-get></text:p>
          </table:table-cell>
        </table:table-row>
        <table:table-row table:style-name="Table1.1">
          <table:table-cell table:style-name="Table1.A11" office:value-type="string">
            <text:p text:style-name="P16"><text:user-field-get text:name="X_11">?X_11?</text:user-field-get></text:p>
          </table:table-cell>
          <table:table-cell table:style-name="Table1.B11" office:value-type="string">
            <text:p text:style-name="P15"><text:user-field-get text:name="XN_11">?XN_11?</text:user-field-get></text:p>
          </table:table-cell>
        </table:table-row>
        <table:table-row table:style-name="Table1.1">
          <table:table-cell table:style-name="Table1.A11" office:value-type="string">
            <text:p text:style-name="P16"><text:user-field-get text:name="X_12">?X_12?</text:user-field-get></text:p>
          </table:table-cell>
          <table:table-cell table:style-name="Table1.B11" office:value-type="string">
            <text:p text:style-name="P15"><text:user-field-get text:name="XN_12">?XN_12?</text:user-field-get></text:p>
          </table:table-cell>
        </table:table-row>
        <table:table-row table:style-name="Table1.1">
          <table:table-cell table:style-name="Table1.A11" office:value-type="string">
            <text:p text:style-name="P16"><text:user-field-get text:name="X_13">?X_13?</text:user-field-get></text:p>
          </table:table-cell>
          <table:table-cell table:style-name="Table1.B11" office:value-type="string">
            <text:p text:style-name="P15"><text:user-field-get text:name="XN_13">?XN_13?</text:user-field-get></text:p>
          </table:table-cell>
        </table:table-row>
        <table:table-row table:style-name="Table1.1">
          <table:table-cell table:style-name="Table1.A11" office:value-type="string">
            <text:p text:style-name="P16"><text:user-field-get text:name="X_14">?X_14?</text:user-field-get></text:p>
          </table:table-cell>
          <table:table-cell table:style-name="Table1.B11" office:value-type="string">
            <text:p text:style-name="P15"><text:user-field-get text:name="XN_14">?XN_14?</text:user-field-get></text:p>
          </table:table-cell>
        </table:table-row>
      </table:table>
      <text:p text:style-name="P13">* <text:span text:style-name="T5">Die Kurse werden zumeist im Blockunterricht erteilt. Die angegebene Stundenzahl entspricht dem Umfang des Kurses verteilt </text:span><text:span text:style-name="T6">über das Schuljahr.</text:span></text:p>
      <text:p text:style-name="P14"/>
      <text:p text:style-name="P2"><text:span text:style-name="T3">Prakti</text:span><text:span text:style-name="T4">ka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ubject"><text:user-field-get text:name="P_1">?P_1?</text:user-field-get></text:p>
          </table:table-cell>
          <table:table-cell table:style-name="Table2.B1" office:value-type="string">
            <text:p text:style-name="Grade"><text:user-field-get text:name="PN_1">?PN_1?</text:user-field-get></text:p>
          </table:table-cell>
        </table:table-row>
        <table:table-row table:style-name="Table2.1">
          <table:table-cell table:style-name="Table2.A1" office:value-type="string">
            <text:p text:style-name="Subject"><text:user-field-get text:name="P_2">?P_2?</text:user-field-get></text:p>
          </table:table-cell>
          <table:table-cell table:style-name="Table2.B1" office:value-type="string">
            <text:p text:style-name="Grade"><text:user-field-get text:name="PN_2">?PN_2?</text:user-field-get></text:p>
          </table:table-cell>
        </table:table-row>
        <table:table-row table:style-name="Table2.1">
          <table:table-cell table:style-name="Table2.A3" office:value-type="string">
            <text:p text:style-name="Subject"><text:user-field-get text:name="P_3">?P_3?</text:user-field-get></text:p>
          </table:table-cell>
          <table:table-cell table:style-name="Table2.B3" office:value-type="string">
            <text:p text:style-name="Grade"><text:user-field-get text:name="PN_3">?PN_3?</text:user-field-get></text:p>
          </table:table-cell>
        </table:table-row>
        <table:table-row table:style-name="Table2.1">
          <table:table-cell table:style-name="Table2.A3" office:value-type="string">
            <text:p text:style-name="Subject"><text:user-field-get text:name="P_4">?P_4?</text:user-field-get></text:p>
          </table:table-cell>
          <table:table-cell table:style-name="Table2.B3" office:value-type="string">
            <text:p text:style-name="Grade"><text:user-field-get text:name="PN_4">?PN_4?</text:user-field-get></text:p>
          </table:table-cell>
        </table:table-row>
        <table:table-row table:style-name="Table2.1">
          <table:table-cell table:style-name="Table2.A3" office:value-type="string">
            <text:p text:style-name="Subject"><text:user-field-get text:name="P_5">?P_5?</text:user-field-get></text:p>
          </table:table-cell>
          <table:table-cell table:style-name="Table2.B3" office:value-type="string">
            <text:p text:style-name="Grade"><text:user-field-get text:name="PN_5">?PN_5?</text:user-field-get></text:p>
          </table:table-cell>
        </table:table-row>
        <table:table-row table:style-name="Table2.1">
          <table:table-cell table:style-name="Table2.A3" office:value-type="string">
            <text:p text:style-name="Subject"><text:user-field-get text:name="P_6">?P_6?</text:user-field-get></text:p>
          </table:table-cell>
          <table:table-cell table:style-name="Table2.B3" office:value-type="string">
            <text:p text:style-name="Grade"><text:user-field-get text:name="PN_6">?PN_6?</text:user-field-get></text:p>
          </table:table-cell>
        </table:table-row>
      </table:table>
      <text:p text:style-name="P9"/>
      <text:p text:style-name="P9"><draw:frame draw:style-name="fr1" draw:name="Frame2" text:anchor-type="paragraph" svg:y="3.93mm" svg:width="42.33mm" draw:z-index="1"><draw:text-box fo:min-height="20.78mm"><text:p text:style-name="P6"/><text:p text:style-name="P6"/><text:p text:style-name="P6"/><text:p text:style-name="P7">Siegel</text:p></draw:text-box></draw:frame></text:p>
      <text:p text:style-name="P9"/>
      <text:p text:style-name="P4">Hannover, den <text:user-field-get text:name="ZEUGNIS_D">?ZEUGNIS_D?</text:user-field-get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0"/>
          </table:table-cell>
          <table:table-cell table:style-name="Table7.C1" office:value-type="string">
            <text:p text:style-name="P12"><text:span text:style-name="T1">f</text:span>ür die <text:span text:style-name="T2">Schull</text:span>eitung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01m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8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fo:font-weight="bold" style:font-size-asian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2.1mm" loext:contextual-spacing="false" fo:text-align="center" style:justify-single-word="false" fo:text-indent="0mm" style:auto-text-indent="false"/>
      <style:text-properties style:font-name="Times New Roman1" fo:font-family="'Times New Roman'" style:font-style-name="Bold" style:font-family-generic="roman" style:font-pitch="variable" fo:font-size="120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style="italic"/>
    </style:style>
    <style:style style:name="Table_20_Title" style:display-name="Table Title" style:family="paragraph" style:parent-style-name="Table_20_Contents">
      <style:paragraph-properties fo:margin-top="1.01mm" fo:margin-bottom="0mm" loext:contextual-spacing="false"/>
      <style:text-properties fo:font-size="10pt" style:font-size-asian="10.5pt"/>
    </style:style>
    <style:style style:name="Frame_20_contents" style:display-name="Frame contents" style:family="paragraph" style:parent-style-name="Standard" style:class="extra"/>
    <style:style style:name="Subject" style:family="paragraph" style:parent-style-name="Text_20_body">
      <style:paragraph-properties fo:margin-top="0mm" fo:margin-bottom="0mm" loext:contextual-spacing="false"/>
      <style:text-properties officeooo:rsid="00463da4" style:font-size-asian="10.5pt"/>
    </style:style>
    <style:style style:name="Grade" style:family="paragraph" style:parent-style-name="Subject">
      <style:text-properties fo:font-style="italic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8:32:56.158478194</meta:creation-date>
    <dc:date>2018-05-25T13:35:36.910028160</dc:date>
    <meta:editing-duration>PT1H1M28S</meta:editing-duration>
    <meta:editing-cycles>18</meta:editing-cycles>
    <meta:generator>LibreOffice/6.0.4.2$Linux_X86_64 LibreOffice_project/00m0$Build-2</meta:generator>
    <dc:creator>mt</dc:creator>
    <meta:document-statistic meta:table-count="4" meta:image-count="0" meta:object-count="0" meta:page-count="1" meta:paragraph-count="55" meta:word-count="92" meta:character-count="643" meta:non-whitespace-character-count="605"/>
  </office:meta>
</office:document-meta>
</file>